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56d05" officeooo:paragraph-rsid="00056d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71"/>Effective Date</text:p>
      <text:p text:style-name="P1"><text:s text:c="21"/>DEPARTMENTAL <text:s text:c="42"/>1 Nov 06</text:p>
      <text:p text:style-name="P1"><text:s text:c="21"/>GENERAL</text:p>
      <text:p text:style-name="P1"><text:s text:c="21"/>ORDER <text:s text:c="20"/>Index as:</text:p>
      <text:p text:style-name="P1"/>
      <text:p text:style-name="P1"/>
      <text:p text:style-name="P1"><text:s text:c="21"/>A-7 <text:s text:c="22"/>Annual Report</text:p>
      <text:p text:style-name="P1"><text:s text:c="47"/>Departmental Report, Annual</text:p>
      <text:p text:style-name="P1"><text:s text:c="47"/>Management Report, Annual</text:p>
      <text:p text:style-name="P1"/>
      <text:p text:style-name="P1"/>
      <text:p text:style-name="P1"/>
      <text:p text:style-name="P1"><text:s text:c="11"/>ANNUAL MANAGEMENT AND DEPARTMENTAL REPORTS</text:p>
      <text:p text:style-name="P1"/>
      <text:p text:style-name="P1"/>
      <text:p text:style-name="P1">The purpose of this order is to set forth Departmental policy and procedures for submitting</text:p>
      <text:p text:style-name="P1">and reviewing annual calendar year information from individual functional units and inter-</text:p>
      <text:p text:style-name="P1">agency task forces within the Oakland Police Department.</text:p>
      <text:p text:style-name="P1"/>
      <text:p text:style-name="P1">I. <text:s text:c="4"/>POLICY</text:p>
      <text:p text:style-name="P1"/>
      <text:p text:style-name="P1"/>
      <text:p text:style-name="P1"><text:s text:c="7"/>It shall be the policy of the Department to annually collect performance data from all</text:p>
      <text:p text:style-name="P1"><text:s text:c="7"/>functional units within the Department for review by the Chief of Police. The</text:p>
      <text:p text:style-name="P1"><text:s text:c="7"/>information shall be used to create an Oakland Police Department Annual Report for</text:p>
      <text:p text:style-name="P1"><text:s text:c="7"/>dissemination to the public.</text:p>
      <text:p text:style-name="P1"/>
      <text:p text:style-name="P1"/>
      <text:p text:style-name="P1">II. <text:s text:c="3"/>RESPONSIBILITIES</text:p>
      <text:p text:style-name="P1"/>
      <text:p text:style-name="P1"><text:s text:c="7"/>A. <text:s text:c="4"/>Bureau of Administration</text:p>
      <text:p text:style-name="P1"/>
      <text:p text:style-name="P1"/>
      <text:p text:style-name="P1"><text:s text:c="14"/>1. <text:s text:c="4"/>The Bureau of Administration Director or designee shall:</text:p>
      <text:p text:style-name="P1"/>
      <text:p text:style-name="P1"><text:s text:c="21"/>a. <text:s text:c="4"/>No later than the first Friday in December, prepare a</text:p>
      <text:p text:style-name="P1"><text:s text:c="28"/>Memorandum from the Chief of Police for distribution to all</text:p>
      <text:p text:style-name="P1"><text:s text:c="28"/>functional units in the Department, directing the submittal of</text:p>
      <text:p text:style-name="P1"/>
      <text:p text:style-name="P1"><text:s text:c="28"/>an Annual Management Report to their respectivstDivision</text:p>
      <text:p text:style-name="P1"><text:s text:c="28"/>commander or manager no later than January 31 <text:s/>of the</text:p>
      <text:p text:style-name="P1"><text:s text:c="28"/>following year; AND</text:p>
      <text:p text:style-name="P1"/>
      <text:p text:style-name="P1"><text:s text:c="21"/>b. <text:s text:c="4"/>Prepare a schedule that will allow Chief of Police and the</text:p>
      <text:p text:style-name="P1"/>
      <text:p text:style-name="P1"><text:s text:c="28"/>Bureau Deputy Chiefs/Director to meet with individual</text:p>
      <text:p text:style-name="P1"><text:s text:c="28"/>Division and/or independent section commanders, managers,</text:p>
      <text:p text:style-name="P1"><text:soft-page-break/><text:s text:c="28"/>and/or supervisors to thoroughly review the submitted Annual</text:p>
      <text:p text:style-name="P1"><text:s text:c="28"/>Management Reports. These meetings shall be scheduled for</text:p>
      <text:p text:style-name="P1"><text:s text:c="28"/>the first three weeks in March, or on such dates as to comport</text:p>
      <text:p text:style-name="P1"/>
      <text:p text:style-name="P1"><text:s text:c="28"/>with the Chief’s daily schedule.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38"/>Page 1 of 5DEPARTMENTAL GENERAL ORDER <text:s text:c="36"/>A-7 <text:s text:c="7"/>Effective Date</text:p>
      <text:p text:style-name="P1">OAKLAND POLICE DEPARTMENT <text:s text:c="52"/>1 Nov 06</text:p>
      <text:p text:style-name="P1"/>
      <text:p text:style-name="P1"><text:s text:c="21"/>c. <text:s text:c="4"/>Assign staff to compile the individually submitted Annual</text:p>
      <text:p text:style-name="P1"/>
      <text:p text:style-name="P1"><text:s text:c="28"/>Reports into a conthlidated Oakland Police Department Annual</text:p>
      <text:p text:style-name="P1"><text:s text:c="28"/>Report by July 30 .</text:p>
      <text:p text:style-name="P1"/>
      <text:p text:style-name="P1"><text:s text:c="21"/>d. <text:s text:c="4"/>Coordinate the procurement of supplies and services for the</text:p>
      <text:p text:style-name="P1"><text:s text:c="28"/>printing and binding of paper copies, making of compact disc</text:p>
      <text:p text:style-name="P1"/>
      <text:p text:style-name="P1"><text:s text:c="28"/>copies, and Departmental website posting of the Annual</text:p>
      <text:p text:style-name="P1"><text:s text:c="28"/>Report.</text:p>
      <text:p text:style-name="P1"/>
      <text:p text:style-name="P1"><text:s text:c="6"/>B. <text:s text:c="5"/>Bureau Deputy Chiefs/Director shall:</text:p>
      <text:p text:style-name="P1"/>
      <text:p text:style-name="P1"/>
      <text:p text:style-name="P1"><text:s text:c="14"/>1. <text:s text:c="4"/>Review the annual information reports submitted by Divisions under</text:p>
      <text:p text:style-name="P1"><text:s text:c="21"/>their purview.</text:p>
      <text:p text:style-name="P1"/>
      <text:p text:style-name="P1"><text:s text:c="14"/>2. <text:s text:c="4"/>Coordinate with the Bureau of Administration Director or designee on</text:p>
      <text:p text:style-name="P1"/>
      <text:p text:style-name="P1"><text:s text:c="21"/>the meeting schedule noted in Section II, A, 1, b of this order.</text:p>
      <text:p text:style-name="P1"/>
      <text:p text:style-name="P1"><text:s text:c="6"/>C. <text:s text:c="5"/>Division and/or independent section commanders, managers, and/or</text:p>
      <text:p text:style-name="P1"><text:s text:c="14"/>supervisors shall:</text:p>
      <text:p text:style-name="P1"/>
      <text:p text:style-name="P1"/>
      <text:p text:style-name="P1"><text:s text:c="14"/>1. <text:s text:c="4"/>Collect and review the Annual Management Reports of their</text:p>
      <text:p text:style-name="P1"><text:s text:c="21"/>subordinates.</text:p>
      <text:p text:style-name="P1"/>
      <text:p text:style-name="P1"><text:s text:c="14"/>2. <text:s text:c="4"/>Collate the information into an executive summary, attaching the unit</text:p>
      <text:p text:style-name="P1"/>
      <text:p text:style-name="P1"><text:s text:c="21"/>reports as individual appendices.</text:p>
      <text:p text:style-name="P1"/>
      <text:p text:style-name="P1"><text:soft-page-break/><text:s text:c="14"/>3. <text:s text:c="4"/>Forward the report to their respective Bureau Deputy Chief/Director</text:p>
      <text:p text:style-name="P1"><text:s text:c="21"/>no later than February 15 .</text:p>
      <text:p text:style-name="P1"/>
      <text:p text:style-name="P1"/>
      <text:p text:style-name="P1"><text:s text:c="6"/>D. <text:s text:c="5"/>Chief of Police</text:p>
      <text:p text:style-name="P1"/>
      <text:p text:style-name="P1"><text:s text:c="14"/>1. <text:s text:c="4"/>During the first three weeks of March, or at such times and dates as</text:p>
      <text:p text:style-name="P1"><text:s text:c="21"/>to comport with his/her schedule, meet with the Bureau Deputy</text:p>
      <text:p text:style-name="P1"/>
      <text:p text:style-name="P1"><text:s text:c="21"/>Chiefs/Director and the respective commanders/managers and/or</text:p>
      <text:p text:style-name="P1"><text:s text:c="21"/>supervisors to review the Annual Management Report submissions.</text:p>
      <text:p text:style-name="P1"/>
      <text:p text:style-name="P1"><text:s text:c="14"/>2. <text:s text:c="4"/>Complete the review process and approve the submissions no later</text:p>
      <text:p text:style-name="P1"><text:s text:c="21"/>than 10 April.</text:p>
      <text:p text:style-name="P1"/>
      <text:p text:style-name="P1"/>
      <text:p text:style-name="P1"><text:s text:c="14"/>3. <text:s text:c="4"/>Upon approval, forward the appropriate sections of the</text:p>
      <text:p text:style-name="P1"><text:s text:c="21"/>reports/documents to the Bureau of Administration for production and</text:p>
      <text:p text:style-name="P1"><text:s text:c="21"/>publication of an Oakland Police Department Annual Report for</text:p>
      <text:p text:style-name="P1"/>
      <text:p text:style-name="P1"><text:s text:c="21"/>release to the public.</text:p>
      <text:p text:style-name="P1"/>
      <text:p text:style-name="P1"/>
      <text:p text:style-name="P1"/>
      <text:p text:style-name="P1"><text:s text:c="39"/>Page 2 of 5 DEPARTMENTAL GENERAL ORDER <text:s text:c="34"/>A-7 <text:s text:c="6"/>Effective Date</text:p>
      <text:p text:style-name="P1"><text:s/>OAKLAND POLICE DEPARTMENT <text:s text:c="50"/>1 Nov 06</text:p>
      <text:p text:style-name="P1"/>
      <text:p text:style-name="P1">III. <text:s text:c="2"/>REPORT CONTENT</text:p>
      <text:p text:style-name="P1"/>
      <text:p text:style-name="P1"/>
      <text:p text:style-name="P1"><text:s text:c="7"/>All units shall include the following information as part of their Annual Management</text:p>
      <text:p text:style-name="P1"><text:s text:c="7"/>Report:</text:p>
      <text:p text:style-name="P1"/>
      <text:p text:style-name="P1"><text:s text:c="7"/>A. <text:s text:c="4"/>Mandatory Information</text:p>
      <text:p text:style-name="P1"/>
      <text:p text:style-name="P1"/>
      <text:p text:style-name="P1"><text:s text:c="14"/>All Annual Management Reports shall contain the following information:</text:p>
      <text:p text:style-name="P1"/>
      <text:p text:style-name="P1"><text:s text:c="14"/>1. <text:s text:c="4"/>Staffing (authorized versus actual, sworn and professional staff)</text:p>
      <text:p text:style-name="P1"/>
      <text:p text:style-name="P1"><text:s text:c="21"/>This section details changes to staff and staffing challenges, i.e., long-</text:p>
      <text:p text:style-name="P1"/>
      <text:p text:style-name="P1"><text:s text:c="21"/>term injury/illness absences, temporary reassignments, hiring freezes,</text:p>
      <text:p text:style-name="P1"><text:s text:c="21"/>promotions, retirements [(identify name, rank, years of service, and</text:p>
      <text:p text:style-name="P1"><text:s text:c="21"/>type of retirement (service or disability)].</text:p>
      <text:p text:style-name="P1"/>
      <text:p text:style-name="P1"><text:soft-page-break/><text:s text:c="14"/>2. <text:s text:c="4"/>Fiscal Management Report</text:p>
      <text:p text:style-name="P1"/>
      <text:p text:style-name="P1"/>
      <text:p text:style-name="P1"><text:s text:c="21"/>This section contains an analysis chart of the unit’s budget</text:p>
      <text:p text:style-name="P1"><text:s text:c="21"/>appropriation and expenditures from the preceding fiscal year</text:p>
      <text:p text:style-name="P1"><text:s text:c="21"/>(1 Jul–30 Jun).</text:p>
      <text:p text:style-name="P1"/>
      <text:p text:style-name="P1"/>
      <text:p text:style-name="P1"><text:s text:c="21"/>Charts shall consist of the following four (4) column headings:</text:p>
      <text:p text:style-name="P1"/>
      <text:p text:style-name="P1"><text:s text:c="21"/>a. <text:s text:c="4"/>Unit Appropriation Categories (Column 1):</text:p>
      <text:p text:style-name="P1"/>
      <text:p text:style-name="P1"><text:s text:c="28"/>11) <text:s text:c="4"/>O&amp;M;</text:p>
      <text:p text:style-name="P1"/>
      <text:p text:style-name="P1"><text:s text:c="28"/>22) <text:s text:c="4"/>Grants;</text:p>
      <text:p text:style-name="P1"><text:s text:c="28"/>33) <text:s text:c="4"/>Personnel (excluding overtime); and</text:p>
      <text:p text:style-name="P1"><text:s text:c="28"/>44) <text:s text:c="4"/>Overtime.</text:p>
      <text:p text:style-name="P1"/>
      <text:p text:style-name="P1"><text:s text:c="21"/>b. <text:s text:c="4"/>Budget Appropriation (Column 2) – Enter the dollar amount</text:p>
      <text:p text:style-name="P1"/>
      <text:p text:style-name="P1"><text:s text:c="28"/>budgeted for the previous fiscal year.</text:p>
      <text:p text:style-name="P1"/>
      <text:p text:style-name="P1"><text:s text:c="21"/>c. <text:s text:c="4"/>Actual Expenditures (Column 3) – Enter the dollar amount of</text:p>
      <text:p text:style-name="P1"><text:s text:c="28"/>actual expenditures for the previous fiscal year.</text:p>
      <text:p text:style-name="P1"/>
      <text:p text:style-name="P1"/>
      <text:p text:style-name="P1"><text:s text:c="21"/>d. <text:s text:c="4"/>Difference (Column 4) – Enter the difference between the</text:p>
      <text:p text:style-name="P1"><text:s text:c="28"/>actual expenditure (column 3) and the budget appropriation</text:p>
      <text:p text:style-name="P1"><text:s text:c="28"/>(column 2).</text:p>
      <text:p text:style-name="P1"/>
      <text:p text:style-name="P1"><text:s text:c="28"/>Any negative difference (overspending) (column 4) shall</text:p>
      <text:p text:style-name="P1"/>
      <text:p text:style-name="P1"><text:s text:c="28"/>require narrative explanations.</text:p>
      <text:p text:style-name="P1"/>
      <text:p text:style-name="P1"/>
      <text:p text:style-name="P1"/>
      <text:p text:style-name="P1"><text:s text:c="39"/>Page 3 of 5DEPARTMENTAL GENERAL ORDER <text:s text:c="33"/>A-7 <text:s text:c="6"/>Effective Date</text:p>
      <text:p text:style-name="P1">OAKLAND POLICE DEPARTMENT <text:s text:c="49"/>1 Nov 06</text:p>
      <text:p text:style-name="P1"/>
      <text:p text:style-name="P1"><text:s text:c="20"/>Exemplar:</text:p>
      <text:p text:style-name="P1"/>
      <text:p text:style-name="P1"><text:s text:c="22"/>Appropriation <text:s text:c="9"/>Budget <text:s text:c="10"/>Actual <text:s text:c="6"/>Difference</text:p>
      <text:p text:style-name="P1"><text:s text:c="24"/>Categories <text:s text:c="6"/>Appropriation <text:s text:c="3"/>Expenditures</text:p>
      <text:p text:style-name="P1"/>
      <text:p text:style-name="P1"><text:s text:c="27"/>O&amp;M</text:p>
      <text:p text:style-name="P1"/>
      <text:p text:style-name="P1"><text:s text:c="27"/>Grants</text:p>
      <text:p text:style-name="P1"><text:s text:c="25"/>Personnel</text:p>
      <text:p text:style-name="P1"><text:s text:c="22"/>(excluding O/T)</text:p>
      <text:p text:style-name="P1"/>
      <text:p text:style-name="P1"><text:s text:c="25"/>Overtime</text:p>
      <text:p text:style-name="P1"/>
      <text:p text:style-name="P1"><text:soft-page-break/></text:p>
      <text:p text:style-name="P1"><text:s text:c="13"/>3. <text:s text:c="4"/>Training Received and/or Provided by Unit Personnel</text:p>
      <text:p text:style-name="P1"/>
      <text:p text:style-name="P1"><text:s text:c="20"/>This section includes the subject of the training, number of persons</text:p>
      <text:p text:style-name="P1"/>
      <text:p text:style-name="P1"><text:s text:c="20"/>trained, and the length of the training (in hours).</text:p>
      <text:p text:style-name="P1"/>
      <text:p text:style-name="P1"><text:s text:c="13"/>4. <text:s text:c="4"/>Significant Accomplishments</text:p>
      <text:p text:style-name="P1"/>
      <text:p text:style-name="P1"><text:s text:c="20"/>This section contains a narrative of the unit’s deeds to include, but not</text:p>
      <text:p text:style-name="P1"/>
      <text:p text:style-name="P1"><text:s text:c="20"/>limited to, on-going programs, new programs, special projects, and a</text:p>
      <text:p text:style-name="P1"><text:s text:c="20"/>list of achievements and awards received by the unit or individual</text:p>
      <text:p text:style-name="P1"><text:s text:c="20"/>personnel assigned to the unit.</text:p>
      <text:p text:style-name="P1"/>
      <text:p text:style-name="P1"><text:s text:c="13"/>5. <text:s text:c="4"/>Productivity Performance Data</text:p>
      <text:p text:style-name="P1"/>
      <text:p text:style-name="P1"/>
      <text:p text:style-name="P1"><text:s text:c="20"/>This section contains specific unit-related output statistics, such as</text:p>
      <text:p text:style-name="P1"><text:s text:c="20"/>citations issued, vehicles towed, warrants cleared, arrests, and</text:p>
      <text:p text:style-name="P1"><text:s text:c="20"/>attendance at community meetings.</text:p>
      <text:p text:style-name="P1"/>
      <text:p text:style-name="P1"/>
      <text:p text:style-name="P1"><text:s text:c="13"/>6. <text:s text:c="4"/>Other Performance Data</text:p>
      <text:p text:style-name="P1"/>
      <text:p text:style-name="P1"><text:s text:c="20"/>This section includes “other” data which may indicate a need for</text:p>
      <text:p text:style-name="P1"><text:s text:c="20"/>corrective action (i.e., uses of force, discharging of firearms,</text:p>
      <text:p text:style-name="P1"><text:s text:c="20"/>personnel complaints, vehicle pursuits, preventable vehicle</text:p>
      <text:p text:style-name="P1"/>
      <text:p text:style-name="P1"><text:s text:c="20"/>collisions).</text:p>
      <text:p text:style-name="P1"/>
      <text:p text:style-name="P1"><text:s text:c="13"/>7. <text:s text:c="4"/>Plans, Expectations, and Goals</text:p>
      <text:p text:style-name="P1"/>
      <text:p text:style-name="P1"><text:s text:c="20"/>This section contains a narrative of the unit commander’s current</text:p>
      <text:p text:style-name="P1"/>
      <text:p text:style-name="P1"><text:s text:c="20"/>“State of the Unit,” and his/her plans, expectations, and goals for the</text:p>
      <text:p text:style-name="P1"><text:s text:c="20"/>coming year.</text:p>
      <text:p text:style-name="P1"/>
      <text:p text:style-name="P1"/>
      <text:p text:style-name="P1"/>
      <text:p text:style-name="P1"/>
      <text:p text:style-name="P1"/>
      <text:p text:style-name="P1"><text:s text:c="38"/>Page 4 of 5 DEPARTMENTAL GENERAL ORDER <text:s text:c="31"/>A-7 <text:s text:c="6"/>Effective Date</text:p>
      <text:p text:style-name="P1"><text:s/>OAKLAND POLICE DEPARTMENT <text:s text:c="47"/>1 Nov 06</text:p>
      <text:p text:style-name="P1"/>
      <text:p text:style-name="P1"><text:s text:c="7"/>B. <text:s text:c="4"/>Optional Information</text:p>
      <text:p text:style-name="P1"/>
      <text:p text:style-name="P1"/>
      <text:p text:style-name="P1"><text:soft-page-break/><text:s text:c="14"/>Optional information may be included in the Annual Management Report and</text:p>
      <text:p text:style-name="P1"><text:s text:c="14"/>may contain material, such as:</text:p>
      <text:p text:style-name="P1"/>
      <text:p text:style-name="P1"><text:s text:c="14"/>1. <text:s text:c="3"/>Photographs of unit personnel engaged in their operational duties.</text:p>
      <text:p text:style-name="P1"/>
      <text:p text:style-name="P1"/>
      <text:p text:style-name="P1"><text:s text:c="14"/>2. <text:s text:c="3"/>Copies of letters received from the public/other agencies recognizing</text:p>
      <text:p text:style-name="P1"><text:s text:c="20"/>the work of staff.</text:p>
      <text:p text:style-name="P1"/>
      <text:p text:style-name="P1">By order of</text:p>
      <text:p text:style-name="P1"/>
      <text:p text:style-name="P1"/>
      <text:p text:style-name="P1"/>
      <text:p text:style-name="P1"/>
      <text:p text:style-name="P1"/>
      <text:p text:style-name="P1">Wayne G. Tucker</text:p>
      <text:p text:style-name="P1">Chief of Police <text:s text:c="32"/>Date Signed: _____________________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8"/>Page 5 of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39" meta:word-count="937" meta:character-count="9524" meta:non-whitespace-character-count="5376"/>
    <meta:generator>LibreOffice/4.2.7.2$Linux_X86_64 LibreOffice_project/420m0$Build-2</meta:generator>
  </office:meta>
</office:document-meta>
</file>